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b48f" officeooo:paragraph-rsid="0016b48f"/>
    </style:style>
    <style:style style:name="P2" style:family="paragraph" style:parent-style-name="Preformatted_20_Text">
      <style:text-properties fo:font-variant="normal" fo:text-transform="none" fo:color="#ffffff" style:font-name="SFMono-Regular" fo:font-size="10.5pt" fo:letter-spacing="normal" fo:font-style="normal" fo:font-weight="normal" officeooo:rsid="0016b48f" officeooo:paragraph-rsid="0016b48f"/>
    </style:style>
    <style:style style:name="P3" style:family="paragraph" style:parent-style-name="Standard">
      <style:text-properties officeooo:rsid="0016b48f" officeooo:paragraph-rsid="0016b48f"/>
    </style:style>
    <style:style style:name="P4" style:family="paragraph" style:parent-style-name="Standard">
      <style:text-properties officeooo:paragraph-rsid="0016b48f"/>
    </style:style>
    <style:style style:name="P5" style:family="paragraph" style:parent-style-name="Standard">
      <style:text-properties officeooo:rsid="0018232a" officeooo:paragraph-rsid="0018232a"/>
    </style:style>
    <style:style style:name="P6" style:family="paragraph" style:parent-style-name="Standard">
      <style:text-properties officeooo:rsid="00189436" officeooo:paragraph-rsid="00189436"/>
    </style:style>
    <style:style style:name="T1" style:family="text">
      <style:text-properties officeooo:rsid="0018232a"/>
    </style:style>
    <style:style style:name="T2" style:family="text">
      <style:text-properties fo:color="#d7deea"/>
    </style:style>
    <style:style style:name="T3" style:family="text">
      <style:text-properties fo:font-variant="normal" fo:text-transform="none" fo:color="#ffffff" style:font-name="SFMono-Regular" fo:font-size="10.5pt" fo:letter-spacing="normal" fo:font-style="normal" fo:font-weight="normal"/>
    </style:style>
    <style:style style:name="T4" style:family="text">
      <style:text-properties fo:font-variant="normal" fo:text-transform="none" fo:color="#d7deea" style:font-name="SFMono-Regular" fo:font-size="10.5pt" fo:letter-spacing="normal" fo:font-style="normal" fo:font-weight="normal"/>
    </style:style>
    <style:style style:name="T5" style:family="text">
      <style:text-properties officeooo:rsid="0016b48f"/>
    </style:style>
    <style:style style:name="T6" style:family="text">
      <style:text-properties officeooo:rsid="00196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-js</text:p>
      <text:p text:style-name="P1"><text:s text:c="3"/>It is a library used to create <text:s/><text:span text:style-name="T1">ui</text:span></text:p>
      <text:p text:style-name="P5">react-bootstrap is a library used for styling.</text:p>
      <text:p text:style-name="P6">Bootswatch-themes can be apply by this library-<text:span text:style-name="T6">download min.css and put it in src folder and import this min.css in index</text:span></text:p>
      <text:p text:style-name="P4"><text:span text:style-name="T5"><text:s/></text:span><text:span text:style-name="T3">npm install react</text:span><text:span text:style-name="T4">-</text:span><text:span text:style-name="T3">bootstrap bootstrap</text:span></text:p>
      <text:p text:style-name="P2">npm install react<text:span text:style-name="T2">-</text:span>bootstrap bootstrap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3:09:06.996133723</meta:creation-date>
    <dc:date>2022-12-26T18:35:15.100397974</dc:date>
    <meta:editing-duration>P1DT4H43M1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44" meta:character-count="287" meta:non-whitespace-character-count="244"/>
  </office:meta>
</office:document-meta>
</file>